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80000019888D3A94F2AA8D09E.png" manifest:media-type="image/png"/>
  <manifest:file-entry manifest:full-path="Pictures/100002010000012C0000010F2244AA3A7AF506BE.png" manifest:media-type="image/png"/>
  <manifest:file-entry manifest:full-path="Pictures/10000201000000D8000001288A283B5C27D814EE.png" manifest:media-type="image/png"/>
  <manifest:file-entry manifest:full-path="Pictures/100002010000012C000000BC6E22138691C4389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16.252cm" fo:min-width="25.44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4.455cm" svg:height="6.105cm" svg:x="21.268cm" svg:y="10.135cm">
          <draw:image xlink:href="Pictures/10000201000000D8000001288A283B5C27D814EE.png" xlink:type="simple" xlink:show="embed" xlink:actuate="onLoad">
            <text:p/>
          </draw:image>
        </draw:frame>
        <draw:frame draw:style-name="gr1" draw:text-style-name="P1" draw:layer="layout" svg:width="4.71cm" svg:height="2.951cm" svg:x="20.897cm" svg:y="2.016cm">
          <draw:image xlink:href="Pictures/100002010000012C000000BC6E22138691C4389D.png" xlink:type="simple" xlink:show="embed" xlink:actuate="onLoad">
            <text:p/>
          </draw:image>
        </draw:frame>
        <draw:frame draw:style-name="gr1" draw:text-style-name="P1" draw:layer="layout" svg:width="7.03cm" svg:height="6.35cm" svg:x="1.482cm" svg:y="10.398cm">
          <draw:image xlink:href="Pictures/100002010000012C0000010F2244AA3A7AF506BE.png" xlink:type="simple" xlink:show="embed" xlink:actuate="onLoad">
            <text:p/>
          </draw:image>
        </draw:frame>
        <draw:frame draw:style-name="gr1" draw:text-style-name="P1" draw:layer="layout" svg:width="5.08cm" svg:height="5.287cm" svg:x="1.381cm" svg:y="1.682cm">
          <draw:image xlink:href="Pictures/10000201000001880000019888D3A94F2AA8D09E.png" xlink:type="simple" xlink:show="embed" xlink:actuate="onLoad">
            <text:p/>
          </draw:image>
        </draw:frame>
        <draw:line draw:style-name="gr2" draw:text-style-name="P2" draw:layer="layout" svg:x1="13.906cm" svg:y1="8.228cm" svg:x2="13.906cm" svg:y2="9.498cm">
          <text:p/>
        </draw:line>
        <draw:line draw:style-name="gr2" draw:text-style-name="P2" draw:layer="layout" svg:x1="14.541cm" svg:y1="8.863cm" svg:x2="13.271cm" svg:y2="8.863cm">
          <text:p/>
        </draw:line>
        <draw:custom-shape draw:style-name="gr3" draw:text-style-name="P2" draw:layer="layout" svg:width="25.94cm" svg:height="16.502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4.088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1-23T12:26:14.978719703</meta:creation-date>
    <dc:date>2022-11-23T12:36:20.817035369</dc:date>
    <meta:editing-duration>PT10M4S</meta:editing-duration>
    <meta:editing-cycles>3</meta:editing-cycles>
    <meta:generator>LibreOffice/6.0.7.3$Linux_X86_64 LibreOffice_project/00m0$Build-3</meta:generator>
    <meta:document-statistic meta:object-count="7"/>
  </office:meta>
</office:document-meta>
</file>